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/>
    <style:font-face style:name="Arial1" svg:font-family="Arial" style:font-family-generic="swiss"/>
    <style:font-face style:name="Goudy Old Style" svg:font-family="'Goudy Old Style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0181aa"/>
    </style:style>
    <style:style style:name="P2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c3da" officeooo:paragraph-rsid="000181a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line-height="115%" fo:text-align="justify" style:justify-single-word="false"/>
      <style:text-properties style:font-name="Times New Roman1" fo:font-size="12pt" fo:font-weight="normal" officeooo:rsid="0001e922" officeooo:paragraph-rsid="0001e922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line-height="115%" fo:text-align="justify" style:justify-single-word="false"/>
      <style:text-properties style:font-name="Times New Roman1" fo:font-size="12pt" fo:font-weight="normal" officeooo:rsid="0021c89d" officeooo:paragraph-rsid="000181aa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line-height="115%" fo:text-align="justify" style:justify-single-word="false"/>
      <style:text-properties style:font-name="Times New Roman1" fo:font-size="12pt" fo:font-weight="normal" officeooo:rsid="0021c89d" officeooo:paragraph-rsid="0001e922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line-height="115%" fo:text-align="justify" style:justify-single-word="false"/>
      <style:text-properties style:font-name="Times New Roman1" fo:font-size="12pt" fo:font-weight="normal" officeooo:rsid="000ec4a4" officeooo:paragraph-rsid="000ec4a4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line-height="115%" fo:text-align="justify" style:justify-single-word="false"/>
      <style:text-properties style:font-name="Times New Roman1" fo:font-size="12pt" fo:font-weight="normal" officeooo:rsid="0015f964" officeooo:paragraph-rsid="0015f964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line-height="115%" fo:text-align="justify" style:justify-single-word="false"/>
      <style:text-properties style:font-name="Times New Roman1" fo:font-size="12pt" officeooo:paragraph-rsid="000181aa" style:font-size-asian="12pt" style:font-size-complex="12pt"/>
    </style:style>
    <style:style style:name="P9" style:family="paragraph" style:parent-style-name="Text_20_body">
      <style:paragraph-properties fo:line-height="115%" fo:text-align="justify" style:justify-single-word="false"/>
      <style:text-properties style:font-name="Times New Roman1" fo:font-size="12pt" officeooo:paragraph-rsid="0001e922" style:font-size-asian="12pt" style:font-size-complex="12pt"/>
    </style:style>
    <style:style style:name="P10" style:family="paragraph" style:parent-style-name="Text_20_body">
      <style:paragraph-properties fo:line-height="115%" fo:text-align="justify" style:justify-single-word="false"/>
      <style:text-properties style:font-name="Times New Roman1" fo:font-size="12pt" officeooo:rsid="0021c89d" officeooo:paragraph-rsid="0015f964" style:font-size-asian="12pt" style:font-size-complex="12pt"/>
    </style:style>
    <style:style style:name="P11" style:family="paragraph" style:parent-style-name="Text_20_body">
      <style:paragraph-properties fo:line-height="115%" fo:text-align="justify" style:justify-single-word="false"/>
      <style:text-properties style:font-name="Times New Roman1" fo:font-size="12pt" officeooo:paragraph-rsid="0001e922" fo:background-color="transparent" style:font-size-asian="12pt" style:font-size-complex="12pt"/>
    </style:style>
    <style:style style:name="P12" style:family="paragraph" style:parent-style-name="Text_20_body">
      <style:paragraph-properties fo:line-height="115%" fo:text-align="justify" style:justify-single-word="false"/>
      <style:text-properties style:font-name="Times New Roman1" fo:font-size="12pt" officeooo:paragraph-rsid="000d57fe" fo:background-color="transparent" style:font-size-asian="12pt" style:font-size-complex="12pt"/>
    </style:style>
    <style:style style:name="P13" style:family="paragraph" style:parent-style-name="Text_20_body">
      <style:paragraph-properties fo:line-height="115%" fo:text-align="justify" style:justify-single-word="false"/>
      <style:text-properties style:font-name="Times New Roman1" fo:font-size="12pt" fo:font-weight="bold" officeooo:rsid="0001e922" officeooo:paragraph-rsid="0001e922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line-height="115%" fo:text-align="justify" style:justify-single-word="false"/>
      <style:text-properties style:font-name="Times New Roman1" fo:font-size="12pt" fo:font-weight="bold" officeooo:rsid="0001e922" officeooo:paragraph-rsid="000ec4a4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line-height="115%" fo:text-align="justify" style:justify-single-word="false"/>
      <style:text-properties style:font-name="Times New Roman1" fo:font-size="12pt" fo:font-weight="bold" officeooo:rsid="000ec4a4" officeooo:paragraph-rsid="000ec4a4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line-height="115%" fo:text-align="justify" style:justify-single-word="false"/>
      <style:text-properties style:font-name="Times New Roman1" fo:font-size="12pt" fo:font-weight="bold" officeooo:rsid="0015f964" officeooo:paragraph-rsid="0015f964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font-name="Times New Roman1" fo:language="en" fo:country="US" fo:font-style="normal" style:text-underline-style="solid" style:text-underline-width="auto" style:text-underline-color="font-color" fo:font-weight="normal" officeooo:rsid="002698e4" officeooo:paragraph-rsid="00136f8a" fo:background-color="transparent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Times New Roman1" fo:font-weight="bold" officeooo:paragraph-rsid="00136f8a" fo:background-color="transparent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use-window-font-color="true" style:font-name="Times New Roman1" fo:font-size="15pt" style:text-underline-style="none" fo:font-weight="bold" officeooo:rsid="000369e3" officeooo:paragraph-rsid="000181aa" fo:background-color="transparent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Times New Roman1" officeooo:paragraph-rsid="00136f8a" fo:background-color="transparent"/>
    </style:style>
    <style:style style:name="P21" style:family="paragraph" style:parent-style-name="Standard">
      <style:paragraph-properties fo:line-height="115%" fo:text-align="justify" style:justify-single-word="false"/>
      <style:text-properties style:use-window-font-color="true" style:font-name="Times New Roman1" fo:font-size="12pt" style:text-underline-style="none" fo:font-weight="bold" officeooo:rsid="000ec4a4" officeooo:paragraph-rsid="000ec4a4" fo:background-color="#ffffff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use-window-font-color="true" style:font-name="Times New Roman1" fo:font-size="12pt" style:text-underline-style="none" fo:font-weight="bold" officeooo:rsid="0002935a" officeooo:paragraph-rsid="0002935a" fo:background-color="#fffff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use-window-font-color="true" style:font-name="Times New Roman1" fo:font-size="12pt" style:text-underline-style="none" fo:font-weight="bold" officeooo:rsid="000ec4a4" officeooo:paragraph-rsid="000ec4a4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Times New Roman1" fo:font-size="12pt" style:text-underline-style="none" fo:font-weight="bold" officeooo:rsid="0002935a" officeooo:paragraph-rsid="0002935a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Times New Roman1" fo:font-size="12pt" style:text-underline-style="none" fo:font-weight="bold" officeooo:rsid="00123777" officeooo:paragraph-rsid="0002935a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use-window-font-color="true" style:font-name="Times New Roman1" fo:font-size="12pt" style:text-underline-style="none" fo:font-weight="normal" officeooo:rsid="000886e7" officeooo:paragraph-rsid="0015f964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style:use-window-font-color="true" style:font-name="Times New Roman1" fo:font-size="12pt" style:text-underline-style="none" fo:font-weight="normal" officeooo:rsid="000886e7" officeooo:paragraph-rsid="000181aa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Times New Roman1" fo:font-size="12pt" style:text-underline-style="none" fo:font-weight="normal" officeooo:rsid="000886e7" officeooo:paragraph-rsid="000181aa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15%" fo:text-align="justify" style:justify-single-word="false"/>
      <style:text-properties style:use-window-font-color="true" style:font-name="Times New Roman1" fo:font-size="12pt" style:text-underline-style="none" fo:font-weight="normal" officeooo:rsid="000ec4a4" officeooo:paragraph-rsid="000ec4a4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15%" fo:text-align="justify" style:justify-single-word="false"/>
      <style:text-properties style:use-window-font-color="true" style:font-name="Times New Roman1" fo:font-size="12pt" style:text-underline-style="none" fo:font-weight="normal" officeooo:rsid="000ec4a4" officeooo:paragraph-rsid="0015f964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00%" fo:text-align="justify" style:justify-single-word="false"/>
      <style:text-properties style:use-window-font-color="true" style:font-name="Times New Roman1" fo:font-size="12pt" style:text-underline-style="none" fo:font-weight="normal" officeooo:rsid="0002935a" officeooo:paragraph-rsid="0015f964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Times New Roman1" fo:font-size="12pt" style:text-underline-style="none" fo:font-weight="normal" officeooo:rsid="0002935a" officeooo:paragraph-rsid="0015f964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15%" fo:text-align="justify" style:justify-single-word="false"/>
      <style:text-properties style:use-window-font-color="true" style:font-name="Times New Roman1" fo:font-size="12pt" style:text-underline-style="none" fo:font-weight="normal" officeooo:rsid="000ec4a4" officeooo:paragraph-rsid="0015f964" fo:background-color="#ffffff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style:use-window-font-color="true" style:font-name="Times New Roman1" fo:font-size="12pt" fo:font-weight="normal" officeooo:rsid="000886e7" officeooo:paragraph-rsid="000181aa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Times New Roman1" fo:font-size="12pt" fo:font-weight="normal" officeooo:paragraph-rsid="000181aa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Times New Roman1" fo:font-size="12pt" fo:font-weight="normal" officeooo:paragraph-rsid="0002935a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Times New Roman1" fo:font-size="12pt" fo:font-weight="normal" officeooo:rsid="0018403b" officeooo:paragraph-rsid="000181aa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Times New Roman1" fo:font-size="12pt" fo:font-weight="normal" officeooo:rsid="00207948" officeooo:paragraph-rsid="001a2dfc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Times New Roman1" fo:font-size="12pt" fo:font-weight="normal" officeooo:rsid="0015a57f" officeooo:paragraph-rsid="000181aa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Times New Roman1" fo:font-size="12pt" fo:font-weight="normal" officeooo:rsid="0015a57f" officeooo:paragraph-rsid="000369e3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Times New Roman1" fo:font-size="12pt" fo:font-weight="normal" officeooo:rsid="0015a57f" officeooo:paragraph-rsid="001122d6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Times New Roman1" fo:font-size="12pt" fo:font-weight="normal" officeooo:rsid="0015a57f" officeooo:paragraph-rsid="0015f964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Times New Roman1" fo:font-size="12pt" fo:font-weight="normal" officeooo:rsid="0002935a" officeooo:paragraph-rsid="0002935a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Times New Roman1" fo:font-size="12pt" fo:font-weight="normal" officeooo:rsid="0002935a" officeooo:paragraph-rsid="0015f964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Times New Roman1" fo:font-size="12pt" fo:font-weight="normal" officeooo:rsid="00061b9f" officeooo:paragraph-rsid="000181aa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Times New Roman1" fo:font-size="12pt" fo:font-weight="normal" officeooo:rsid="00061b9f" officeooo:paragraph-rsid="001122d6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Times New Roman1" fo:font-size="12pt" fo:font-weight="normal" officeooo:rsid="00061b9f" officeooo:paragraph-rsid="0015f964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Times New Roman1" fo:font-size="12pt" fo:font-weight="bold" officeooo:paragraph-rsid="000181aa" fo:background-color="transparent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Times New Roman1" fo:font-size="12pt" fo:font-weight="bold" officeooo:rsid="0015a57f" officeooo:paragraph-rsid="0002935a" fo:background-color="transparent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Times New Roman1" fo:font-size="12pt" fo:font-weight="bold" officeooo:rsid="00123777" officeooo:paragraph-rsid="0002935a" fo:background-color="transparent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Times New Roman1" fo:font-size="12pt" fo:font-weight="bold" officeooo:rsid="000369e3" officeooo:paragraph-rsid="000369e3" fo:background-color="transparent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Times New Roman1" fo:font-size="12pt" fo:font-weight="bold" officeooo:rsid="00056737" officeooo:paragraph-rsid="00056737" fo:background-color="transparent" style:font-size-asian="12pt" style:font-weight-asian="bold" style:font-size-complex="12pt" style:font-weight-complex="bold"/>
    </style:style>
    <style:style style:name="P53" style:family="paragraph" style:parent-style-name="Standard">
      <style:paragraph-properties fo:line-height="115%" fo:text-align="justify" style:justify-single-word="false"/>
      <style:text-properties style:use-window-font-color="true" style:font-name="Times New Roman1" fo:font-size="12pt" fo:font-weight="bold" officeooo:rsid="0001e922" officeooo:paragraph-rsid="0001e922" fo:background-color="transparent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Times New Roman1" fo:font-size="12pt" officeooo:rsid="00207948" officeooo:paragraph-rsid="000181aa" fo:background-color="transparent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font-name="Times New Roman1" fo:font-weight="normal" officeooo:paragraph-rsid="0015f964" fo:background-color="transparent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Times New Roman" fo:font-weight="normal" officeooo:rsid="00061b9f" officeooo:paragraph-rsid="000181aa" fo:background-color="transparent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officeooo:paragraph-rsid="000181aa"/>
    </style:style>
    <style:style style:name="P58" style:family="paragraph" style:parent-style-name="Standard">
      <style:paragraph-properties fo:text-align="justify" style:justify-single-word="false"/>
      <style:text-properties officeooo:paragraph-rsid="000ec4a4"/>
    </style:style>
    <style:style style:name="P59" style:family="paragraph" style:parent-style-name="Standard">
      <style:paragraph-properties fo:text-align="justify" style:justify-single-word="false"/>
      <style:text-properties officeooo:paragraph-rsid="0015f964"/>
    </style:style>
    <style:style style:name="P60" style:family="paragraph" style:parent-style-name="Standard">
      <style:paragraph-properties fo:line-height="115%" fo:text-align="justify" style:justify-single-word="false"/>
      <style:text-properties fo:color="#000000" style:font-name="Times New Roman1" fo:font-size="12pt" style:text-underline-style="none" fo:font-weight="normal" officeooo:rsid="00123777" officeooo:paragraph-rsid="000ec4a4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000000" style:font-name="Times New Roman1" fo:font-size="12pt" style:text-underline-style="none" fo:font-weight="normal" officeooo:rsid="00123777" officeooo:paragraph-rsid="0002935a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000000" style:font-name="Times New Roman1" fo:font-size="12pt" fo:font-weight="normal" officeooo:paragraph-rsid="0002935a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000000" style:font-name="Times New Roman1" fo:font-size="12pt" fo:font-weight="normal" officeooo:paragraph-rsid="0015f964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000000" style:font-name="Times New Roman1" fo:font-size="12pt" fo:font-weight="bold" officeooo:rsid="0018403b" officeooo:paragraph-rsid="000369e3" fo:background-color="transparent" style:font-size-asian="12pt" style:font-weight-asian="bold" style:font-size-complex="12pt" style:font-weight-complex="bold"/>
    </style:style>
    <style:style style:name="P65" style:family="paragraph" style:parent-style-name="Standard">
      <style:paragraph-properties fo:line-height="115%" fo:text-align="justify" style:justify-single-word="false"/>
      <style:text-properties style:font-name="Times New Roman1" fo:font-size="12pt" officeooo:paragraph-rsid="0001e922" style:font-size-asian="12pt" style:font-size-complex="12pt"/>
    </style:style>
    <style:style style:name="P66" style:family="paragraph" style:parent-style-name="Standard">
      <style:paragraph-properties fo:text-align="justify" style:justify-single-word="false"/>
      <style:text-properties style:font-name="Times New Roman1" fo:font-size="12pt" officeooo:rsid="001b6b63" officeooo:paragraph-rsid="000181aa" style:font-size-asian="12pt" style:font-size-complex="12pt"/>
    </style:style>
    <style:style style:name="P67" style:family="paragraph" style:parent-style-name="Standard">
      <style:paragraph-properties fo:text-align="justify" style:justify-single-word="false"/>
      <style:text-properties style:font-name="Times New Roman1" fo:font-size="12pt" officeooo:rsid="000ec4a4" officeooo:paragraph-rsid="000181aa" style:font-size-asian="12pt" style:font-size-complex="12pt"/>
    </style:style>
    <style:style style:name="P68" style:family="paragraph" style:parent-style-name="Standard">
      <style:paragraph-properties fo:line-height="115%" fo:text-align="justify" style:justify-single-word="false"/>
      <style:text-properties style:font-name="Times New Roman1" fo:font-size="12pt" fo:font-weight="normal" officeooo:paragraph-rsid="000181aa" fo:background-color="transparent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line-height="115%" fo:text-align="justify" style:justify-single-word="false"/>
      <style:text-properties style:font-name="Times New Roman1" fo:font-size="12pt" fo:font-weight="normal" officeooo:rsid="0022d0dd" officeooo:paragraph-rsid="000181aa" fo:background-color="transparent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Times New Roman1" fo:font-size="12pt" fo:font-weight="normal" officeooo:paragraph-rsid="0015f964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line-height="115%" fo:text-align="justify" style:justify-single-word="false"/>
      <style:text-properties style:font-name="Times New Roman1" fo:font-size="12pt" officeooo:paragraph-rsid="000181aa" fo:background-color="transparent" style:font-size-asian="12pt" style:font-size-complex="12pt"/>
    </style:style>
    <style:style style:name="P72" style:family="paragraph" style:parent-style-name="Standard">
      <style:paragraph-properties fo:text-align="justify" style:justify-single-word="false"/>
      <style:text-properties style:font-name="Times New Roman1" fo:font-size="12pt" officeooo:paragraph-rsid="000181aa" fo:background-color="transparent" style:font-size-asian="12pt" style:font-size-complex="12pt"/>
    </style:style>
    <style:style style:name="P73" style:family="paragraph" style:parent-style-name="Standard">
      <style:paragraph-properties fo:line-height="115%" fo:text-align="justify" style:justify-single-word="false"/>
      <style:text-properties style:font-name="Times New Roman1" fo:font-size="12pt" fo:font-weight="bold" officeooo:rsid="0001e922" officeooo:paragraph-rsid="0001e922" fo:background-color="transparent" style:font-size-asian="12pt" style:font-weight-asian="bold" style:font-size-complex="12pt" style:font-weight-complex="bold"/>
    </style:style>
    <style:style style:name="P74" style:family="paragraph" style:parent-style-name="Standard">
      <style:paragraph-properties fo:line-height="115%" fo:text-align="justify" style:justify-single-word="false"/>
      <style:text-properties style:font-name="Times New Roman1" fo:font-size="12pt" fo:font-weight="bold" officeooo:rsid="0002935a" officeooo:paragraph-rsid="0002935a" fo:background-color="transparent" style:font-size-asian="12pt" style:font-weight-asian="bold" style:font-size-complex="12pt" style:font-weight-complex="bold"/>
    </style:style>
    <style:style style:name="P75" style:family="paragraph" style:parent-style-name="Standard">
      <style:paragraph-properties fo:line-height="115%" fo:text-align="center" style:justify-single-word="false"/>
      <style:text-properties fo:text-transform="uppercase" style:use-window-font-color="true" style:font-name="Times New Roman1" fo:font-size="15pt" fo:font-weight="bold" officeooo:rsid="000886e7" officeooo:paragraph-rsid="000181aa" fo:background-color="transparent" style:font-size-asian="15pt" style:font-weight-asian="bold" style:font-size-complex="15pt" style:font-weight-complex="bold"/>
    </style:style>
    <style:style style:name="P76" style:family="paragraph" style:parent-style-name="Standard">
      <style:paragraph-properties fo:line-height="115%" fo:text-align="justify" style:justify-single-word="false"/>
      <style:text-properties fo:text-transform="uppercase" style:use-window-font-color="true" style:font-name="Times New Roman1" fo:font-size="15pt" style:text-underline-style="none" fo:font-weight="normal" officeooo:rsid="000886e7" officeooo:paragraph-rsid="0015f964" fo:background-color="transparent" style:font-size-asian="15pt" style:font-weight-asian="normal" style:font-size-complex="15pt" style:font-weight-complex="normal"/>
    </style:style>
    <style:style style:name="P77" style:family="paragraph" style:parent-style-name="Standard">
      <style:paragraph-properties fo:line-height="115%" fo:text-align="justify" style:justify-single-word="false"/>
      <style:text-properties fo:text-transform="uppercase" style:font-name="Times New Roman1" officeooo:paragraph-rsid="0015f964"/>
    </style:style>
    <style:style style:name="P78" style:family="paragraph" style:parent-style-name="Standard">
      <style:paragraph-properties fo:text-align="justify" style:justify-single-word="false"/>
      <style:text-properties fo:font-weight="normal" officeooo:paragraph-rsid="0015f964" style:font-weight-asian="normal" style:font-weight-complex="normal"/>
    </style:style>
    <style:style style:name="P79" style:family="paragraph" style:parent-style-name="Text_20_body">
      <style:paragraph-properties fo:margin-top="0cm" fo:margin-bottom="0.146cm" loext:contextual-spacing="false" fo:line-height="115%" fo:text-align="justify" style:justify-single-word="false"/>
      <style:text-properties style:font-name="Times New Roman1" fo:font-size="12pt" fo:font-weight="normal" officeooo:paragraph-rsid="0015f964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margin-top="0cm" fo:margin-bottom="0.146cm" loext:contextual-spacing="false" fo:line-height="115%" fo:text-align="justify" style:justify-single-word="false"/>
      <style:text-properties style:font-name="Times New Roman1" fo:font-size="12pt" fo:font-weight="normal" officeooo:rsid="0015f964" officeooo:paragraph-rsid="0015f964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margin-top="0cm" fo:margin-bottom="0.146cm" loext:contextual-spacing="false" fo:line-height="115%" fo:text-align="justify" style:justify-single-word="false"/>
      <style:text-properties style:font-name="Times New Roman1" fo:font-size="12pt" officeooo:rsid="0021c89d" officeooo:paragraph-rsid="0002935a" style:font-size-asian="12pt" style:font-size-complex="12pt"/>
    </style:style>
    <style:style style:name="P82" style:family="paragraph" style:parent-style-name="Text_20_body">
      <style:paragraph-properties fo:margin-top="0cm" fo:margin-bottom="0.146cm" loext:contextual-spacing="false" fo:line-height="115%" fo:text-align="justify" style:justify-single-word="false"/>
      <style:text-properties style:font-name="Times New Roman1" fo:font-size="12pt" officeooo:rsid="0021c89d" officeooo:paragraph-rsid="0015f964" style:font-size-asian="12pt" style:font-size-complex="12pt"/>
    </style:style>
    <style:style style:name="P83" style:family="paragraph" style:parent-style-name="Text_20_body">
      <style:paragraph-properties fo:margin-top="0cm" fo:margin-bottom="0.146cm" loext:contextual-spacing="false" fo:line-height="100%" fo:text-align="justify" style:justify-single-word="false"/>
      <style:text-properties style:use-window-font-color="true" style:font-name="Times New Roman1" fo:font-size="12pt" style:text-underline-style="none" fo:font-weight="normal" officeooo:rsid="0002935a" officeooo:paragraph-rsid="0015f964" fo:background-color="transparent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margin-top="0cm" fo:margin-bottom="0cm" loext:contextual-spacing="false" fo:line-height="115%" fo:text-align="justify" style:justify-single-word="false"/>
      <style:text-properties style:font-name="Times New Roman1" fo:font-size="12pt" fo:font-weight="normal" officeooo:rsid="0001e922" officeooo:paragraph-rsid="0015f964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margin-top="0cm" fo:margin-bottom="0.046cm" loext:contextual-spacing="false" fo:line-height="115%" fo:text-align="justify" style:justify-single-word="false"/>
      <style:text-properties style:font-name="Times New Roman1" fo:font-size="12pt" fo:font-weight="normal" officeooo:rsid="000ec4a4" officeooo:paragraph-rsid="0015f964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margin-top="0cm" fo:margin-bottom="0.046cm" loext:contextual-spacing="false" fo:line-height="115%" fo:text-align="justify" style:justify-single-word="false"/>
      <style:text-properties style:font-name="Times New Roman1" fo:font-size="12pt" fo:font-weight="normal" officeooo:rsid="0001e922" officeooo:paragraph-rsid="0015f964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margin-top="0cm" fo:margin-bottom="0.046cm" loext:contextual-spacing="false" fo:line-height="115%" fo:text-align="justify" style:justify-single-word="false"/>
      <style:text-properties style:font-name="Times New Roman1" fo:font-size="12pt" fo:font-weight="normal" officeooo:paragraph-rsid="0015f964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margin-top="0cm" fo:margin-bottom="0.046cm" loext:contextual-spacing="false" fo:line-height="115%" fo:text-align="justify" style:justify-single-word="false"/>
      <style:text-properties style:font-name="Times New Roman1" fo:font-size="12pt" fo:font-weight="bold" officeooo:rsid="0021c89d" officeooo:paragraph-rsid="000181aa" style:font-size-asian="12pt" style:font-weight-asian="bold" style:font-size-complex="12pt" style:font-weight-complex="bold"/>
    </style:style>
    <style:style style:name="P89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use-window-font-color="true" style:font-name="Times New Roman1" fo:font-size="12pt" style:text-underline-style="none" fo:font-weight="normal" officeooo:rsid="0002935a" officeooo:paragraph-rsid="0015f964" fo:background-color="transparent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line-height="115%" fo:text-align="justify" style:justify-single-word="false"/>
      <style:text-properties fo:text-transform="uppercase" style:use-window-font-color="true" style:font-name="Times New Roman1" fo:font-size="15pt" style:text-underline-style="none" fo:font-weight="bold" officeooo:rsid="0015f964" officeooo:paragraph-rsid="0015f964" fo:background-color="transparent" style:font-size-asian="15pt" style:font-weight-asian="bold" style:font-size-complex="15pt" style:font-weight-complex="bold"/>
    </style:style>
    <style:style style:name="P91" style:family="paragraph" style:parent-style-name="Standard">
      <style:paragraph-properties fo:line-height="115%" fo:text-align="justify" style:justify-single-word="false"/>
      <style:text-properties fo:text-transform="uppercase" style:use-window-font-color="true" style:font-name="Times New Roman1" fo:font-size="15pt" style:text-underline-style="none" fo:font-weight="bold" officeooo:rsid="000886e7" officeooo:paragraph-rsid="001c0824" fo:background-color="transparent" style:font-size-asian="15pt" style:font-weight-asian="bold" style:font-size-complex="15pt" style:font-weight-complex="bold"/>
    </style:style>
    <style:style style:name="P92" style:family="paragraph" style:parent-style-name="Standard">
      <style:paragraph-properties fo:line-height="115%" fo:text-align="justify" style:justify-single-word="false"/>
      <style:text-properties fo:text-transform="uppercase" style:use-window-font-color="true" style:font-name="Times New Roman1" fo:font-size="15pt" style:text-underline-style="none" fo:font-weight="normal" officeooo:rsid="0015f964" officeooo:paragraph-rsid="0015f964" fo:background-color="transparent" style:font-size-asian="15pt" style:font-weight-asian="normal" style:font-size-complex="15pt" style:font-weight-complex="normal"/>
    </style:style>
    <style:style style:name="P93" style:family="paragraph" style:parent-style-name="Standard">
      <style:paragraph-properties fo:line-height="115%" fo:text-align="justify" style:justify-single-word="false"/>
      <style:text-properties style:font-name="Times New Roman1" fo:font-size="12pt" fo:font-weight="normal" officeooo:rsid="0001e922" officeooo:paragraph-rsid="0015f964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6929b" officeooo:paragraph-rsid="0015f964" style:font-size-asian="12pt" style:font-weight-asian="normal" style:font-size-complex="12pt" style:font-weight-complex="normal"/>
    </style:style>
    <style:style style:name="P95" style:family="paragraph" style:parent-style-name="Standard" style:list-style-name="L5">
      <style:paragraph-properties fo:text-align="justify" style:justify-single-word="false"/>
      <style:text-properties style:font-name="Times New Roman1" fo:font-size="12pt" officeooo:paragraph-rsid="000181aa" style:font-size-asian="12pt" style:font-size-complex="12pt"/>
    </style:style>
    <style:style style:name="P96" style:family="paragraph" style:parent-style-name="Standard">
      <style:paragraph-properties fo:line-height="115%" fo:text-align="justify" style:justify-single-word="false"/>
      <style:text-properties style:font-name="Times New Roman1" fo:font-size="13pt" fo:font-weight="bold" officeooo:rsid="0001e922" officeooo:paragraph-rsid="0001e922" style:font-size-asian="13pt" style:font-weight-asian="bold" style:font-size-complex="13pt" style:font-weight-complex="bold"/>
    </style:style>
    <style:style style:name="P97" style:family="paragraph" style:parent-style-name="Standard">
      <style:paragraph-properties fo:text-align="justify" style:justify-single-word="false"/>
      <style:text-properties style:use-window-font-color="true" style:font-name="Times New Roman1" fo:font-size="12pt" fo:font-weight="normal" officeooo:rsid="0002935a" officeooo:paragraph-rsid="0015f964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use-window-font-color="true" style:font-name="Times New Roman1" fo:font-size="12pt" fo:font-weight="normal" officeooo:rsid="000369e3" officeooo:paragraph-rsid="0015f964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line-height="115%" fo:text-align="justify" style:justify-single-word="false"/>
      <style:text-properties style:use-window-font-color="true" style:font-name="Times New Roman1" fo:font-size="12pt" fo:font-style="normal" fo:font-weight="bold" officeooo:rsid="000369e3" officeooo:paragraph-rsid="0001e922" fo:background-color="transparent" style:font-size-asian="12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 style:list-style-name="L6">
      <style:paragraph-properties fo:text-align="justify" style:justify-single-word="false"/>
      <style:text-properties officeooo:paragraph-rsid="000181aa"/>
    </style:style>
    <style:style style:name="P101" style:family="paragraph" style:parent-style-name="Standard">
      <style:paragraph-properties fo:line-height="115%" fo:text-align="justify" style:justify-single-word="false"/>
      <style:text-properties fo:font-variant="normal" fo:text-transform="none" style:use-window-font-color="true" style:font-name="Times New Roman1" fo:font-size="12pt" style:text-underline-style="none" fo:font-weight="normal" officeooo:rsid="000886e7" officeooo:paragraph-rsid="0015f964" fo:background-color="transparent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line-height="115%" fo:text-align="justify" style:justify-single-word="false"/>
      <style:text-properties fo:font-variant="normal" fo:text-transform="none" style:use-window-font-color="true" style:font-name="Times New Roman1" fo:font-size="15pt" style:text-underline-style="none" fo:font-weight="normal" officeooo:rsid="000886e7" officeooo:paragraph-rsid="0015f964" fo:background-color="transparent" style:font-size-asian="15pt" style:font-weight-asian="normal" style:font-size-complex="15pt" style:font-weight-complex="normal"/>
    </style:style>
    <style:style style:name="P103" style:family="paragraph" style:parent-style-name="Standard">
      <style:paragraph-properties fo:line-height="115%" fo:text-align="justify" style:justify-single-word="false" fo:break-before="page"/>
      <style:text-properties fo:text-transform="uppercase" style:font-name="Times New Roman1" officeooo:paragraph-rsid="001c0824"/>
    </style:style>
    <style:style style:name="P104" style:family="paragraph" style:parent-style-name="Text_20_body">
      <style:paragraph-properties fo:margin-top="0cm" fo:margin-bottom="0.146cm" loext:contextual-spacing="false" fo:line-height="115%" fo:text-align="justify" style:justify-single-word="false"/>
      <style:text-properties style:font-name="Times New Roman1" fo:font-size="12pt" fo:font-weight="normal" officeooo:rsid="0001e922" officeooo:paragraph-rsid="0015f964" style:font-size-asian="12pt" style:font-weight-asian="normal" style:font-size-complex="12pt" style:font-weight-complex="normal"/>
    </style:style>
    <style:style style:name="P105" style:family="paragraph" style:parent-style-name="Text_20_body" style:list-style-name="L3">
      <style:paragraph-properties fo:margin-top="0cm" fo:margin-bottom="0.146cm" loext:contextual-spacing="false" fo:text-align="justify" style:justify-single-word="false"/>
      <style:text-properties style:font-name="Times New Roman1" fo:font-size="12pt" fo:font-weight="bold" officeooo:rsid="001b6b63" officeooo:paragraph-rsid="000181aa" style:font-size-asian="12pt" style:font-weight-asian="bold" style:font-size-complex="12pt" style:font-weight-complex="bold"/>
    </style:style>
    <style:style style:name="P106" style:family="paragraph" style:parent-style-name="Text_20_body">
      <style:paragraph-properties fo:margin-top="0cm" fo:margin-bottom="0.146cm" loext:contextual-spacing="false" fo:line-height="100%" fo:text-align="justify" style:justify-single-word="false"/>
      <style:text-properties style:use-window-font-color="true" style:font-name="Times New Roman1" fo:font-size="12pt" fo:font-style="normal" style:text-underline-style="none" fo:font-weight="normal" officeooo:rsid="0002935a" officeooo:paragraph-rsid="0015f96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Text_20_body" style:list-style-name="L1">
      <style:paragraph-properties fo:line-height="115%" fo:text-align="justify" style:justify-single-word="false"/>
      <style:text-properties style:font-name="Times New Roman1" fo:font-size="12pt" officeooo:paragraph-rsid="000181aa" style:font-size-asian="12pt" style:font-size-complex="12pt"/>
    </style:style>
    <style:style style:name="P108" style:family="paragraph" style:parent-style-name="Text_20_body" style:list-style-name="L2">
      <style:paragraph-properties fo:line-height="115%" fo:text-align="justify" style:justify-single-word="false"/>
      <style:text-properties style:font-name="Times New Roman1" fo:font-size="12pt" fo:font-weight="bold" officeooo:rsid="0001e922" officeooo:paragraph-rsid="000181aa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line-height="115%" fo:text-align="justify" style:justify-single-word="false"/>
      <style:text-properties style:use-window-font-color="true" style:font-name="Times New Roman1" fo:font-size="12pt" style:text-underline-style="none" fo:font-weight="bold" officeooo:rsid="000369e3" officeooo:paragraph-rsid="0002935a" fo:background-color="transparent" style:font-size-asian="12pt" style:font-weight-asian="bold" style:font-size-complex="12pt" style:font-weight-complex="bold"/>
    </style:style>
    <style:style style:name="P110" style:family="paragraph" style:parent-style-name="Text_20_body">
      <style:paragraph-properties fo:margin-top="0cm" fo:margin-bottom="0.046cm" loext:contextual-spacing="false" fo:line-height="115%" fo:text-align="justify" style:justify-single-word="false"/>
      <style:text-properties style:use-window-font-color="true" style:font-name="Times New Roman1" fo:font-size="12pt" fo:font-weight="bold" officeooo:rsid="0021c89d" officeooo:paragraph-rsid="0001e922" fo:background-color="transparent" style:font-size-asian="12pt" style:font-weight-asian="bold" style:font-size-complex="12pt" style:font-weight-complex="bold"/>
    </style:style>
    <style:style style:name="P111" style:family="paragraph" style:parent-style-name="Text_20_body" style:list-style-name="L4">
      <style:paragraph-properties fo:margin-top="0cm" fo:margin-bottom="0.046cm" loext:contextual-spacing="false"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officeooo:rsid="0014c3da" officeooo:paragraph-rsid="000181aa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style:font-name="Times New Roman1" fo:font-size="12pt" officeooo:rsid="0006929b" style:font-size-asian="12pt" style:font-size-complex="12pt"/>
    </style:style>
    <style:style style:name="T3" style:family="text">
      <style:text-properties style:font-name="Times New Roman1" fo:font-size="12pt" officeooo:rsid="000ec4a4" style:font-size-asian="12pt" style:font-size-complex="12pt"/>
    </style:style>
    <style:style style:name="T4" style:family="text">
      <style:text-properties style:font-name="Times New Roman1" fo:font-size="12pt" officeooo:rsid="0015a57f" style:font-size-asian="12pt" style:font-size-complex="12pt"/>
    </style:style>
    <style:style style:name="T5" style:family="text">
      <style:text-properties style:font-name="Times New Roman1" fo:font-size="12pt" officeooo:rsid="00061b9f" style:font-size-asian="12pt" style:font-weight-asian="normal" style:font-size-complex="12pt" style:font-weight-complex="normal"/>
    </style:style>
    <style:style style:name="T6" style:family="text">
      <style:text-properties style:font-name="Times New Roman1" fo:font-size="12pt" officeooo:rsid="000369e3" style:font-size-asian="12pt" style:font-weight-asian="normal" style:font-size-complex="12pt" style:font-weight-complex="normal"/>
    </style:style>
    <style:style style:name="T7" style:family="text">
      <style:text-properties style:font-name="Times New Roman1" fo:font-size="12pt" officeooo:rsid="000ec4a4" style:font-size-asian="12pt" style:font-weight-asian="normal" style:font-size-complex="12pt" style:font-weight-complex="normal"/>
    </style:style>
    <style:style style:name="T8" style:family="text">
      <style:text-properties style:font-name="Times New Roman1" fo:font-size="12pt" fo:font-weight="normal" officeooo:rsid="00061b9f" style:font-size-asian="12pt" style:font-weight-asian="normal" style:font-size-complex="12pt" style:font-weight-complex="normal"/>
    </style:style>
    <style:style style:name="T9" style:family="text">
      <style:text-properties style:font-name="Times New Roman1" fo:font-size="12pt" fo:font-weight="normal" officeooo:rsid="000369e3" style:font-size-asian="12pt" style:font-weight-asian="normal" style:font-size-complex="12pt" style:font-weight-complex="normal"/>
    </style:style>
    <style:style style:name="T10" style:family="text">
      <style:text-properties style:font-name="Times New Roman1" fo:font-size="12pt" fo:font-weight="normal" officeooo:rsid="000ec4a4" style:font-size-asian="12pt" style:font-weight-asian="normal" style:font-size-complex="12pt" style:font-weight-complex="normal"/>
    </style:style>
    <style:style style:name="T11" style:family="text">
      <style:text-properties officeooo:rsid="001d25d7"/>
    </style:style>
    <style:style style:name="T12" style:family="text">
      <style:text-properties officeooo:rsid="001f81eb"/>
    </style:style>
    <style:style style:name="T13" style:family="text">
      <style:text-properties officeooo:rsid="0021c89d"/>
    </style:style>
    <style:style style:name="T14" style:family="text">
      <style:text-properties officeooo:rsid="0022d0dd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style:font-name="Times New Roman1" fo:font-size="12pt" fo:font-weight="bold" officeooo:rsid="0006929b" fo:background-color="transparent" loext:char-shading-value="0" style:font-size-asian="12pt" style:font-weight-asian="bold" style:font-size-complex="12pt" style:font-weight-complex="bold"/>
    </style:style>
    <style:style style:name="T17" style:family="text">
      <style:text-properties style:use-window-font-color="true" style:font-name="Times New Roman1" fo:font-size="12pt" fo:font-weight="bold" officeooo:rsid="000ec4a4" fo:background-color="transparent" loext:char-shading-value="0" style:font-size-asian="12pt" style:font-weight-asian="bold" style:font-size-complex="12pt" style:font-weight-complex="bold"/>
    </style:style>
    <style:style style:name="T18" style:family="text">
      <style:text-properties style:use-window-font-color="true" style:font-name="Times New Roman1" fo:font-size="12pt" fo:font-weight="normal" officeooo:rsid="000ec4a4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Times New Roman1" fo:font-size="12pt" fo:font-weight="normal" officeooo:rsid="00128c90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style:use-window-font-color="true" style:font-name="Times New Roman1" fo:font-size="12pt" fo:font-weight="normal" officeooo:rsid="00170ed6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style:use-window-font-color="true" style:font-name="Times New Roman1" fo:font-size="12pt" fo:font-weight="normal" officeooo:rsid="0018ebca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style:use-window-font-color="true" fo:font-weight="bold" officeooo:rsid="000886e7" style:font-weight-asian="bold" style:font-weight-complex="bold"/>
    </style:style>
    <style:style style:name="T23" style:family="text">
      <style:text-properties style:use-window-font-color="true" fo:font-weight="bold" officeooo:rsid="0015a57f" style:font-weight-asian="bold" style:font-weight-complex="bold"/>
    </style:style>
    <style:style style:name="T24" style:family="text">
      <style:text-properties style:use-window-font-color="true" fo:font-weight="bold" officeooo:rsid="0001e922" fo:background-color="transparent" loext:char-shading-value="0" style:font-weight-asian="bold" style:font-weight-complex="bold"/>
    </style:style>
    <style:style style:name="T25" style:family="text">
      <style:text-properties style:use-window-font-color="true" fo:font-weight="bold" officeooo:rsid="0021c89d" fo:background-color="transparent" loext:char-shading-value="0" style:font-weight-asian="bold" style:font-weight-complex="bold"/>
    </style:style>
    <style:style style:name="T26" style:family="text">
      <style:text-properties style:use-window-font-color="true" style:text-underline-style="none" fo:font-weight="bold" officeooo:rsid="0002935a" style:font-weight-asian="bold" style:font-weight-complex="bold"/>
    </style:style>
    <style:style style:name="T27" style:family="text">
      <style:text-properties style:use-window-font-color="true" style:text-underline-style="none" fo:font-weight="bold" officeooo:rsid="000369e3" style:font-weight-asian="bold" style:font-weight-complex="bold"/>
    </style:style>
    <style:style style:name="T28" style:family="text">
      <style:text-properties style:use-window-font-color="true" style:text-underline-style="none" fo:font-weight="bold" officeooo:rsid="0015f964" style:font-weight-asian="bold" style:font-weight-complex="bold"/>
    </style:style>
    <style:style style:name="T29" style:family="text">
      <style:text-properties style:use-window-font-color="true" style:text-underline-style="none" officeooo:rsid="000369e3"/>
    </style:style>
    <style:style style:name="T30" style:family="text">
      <style:text-properties style:use-window-font-color="true" style:text-underline-style="none" officeooo:rsid="0002935a"/>
    </style:style>
    <style:style style:name="T31" style:family="text">
      <style:text-properties style:use-window-font-color="true" style:text-underline-style="none" officeooo:rsid="0001e922"/>
    </style:style>
    <style:style style:name="T32" style:family="text">
      <style:text-properties style:use-window-font-color="true" style:text-underline-style="none" officeooo:rsid="0015f964"/>
    </style:style>
    <style:style style:name="T33" style:family="text">
      <style:text-properties style:use-window-font-color="true" fo:font-size="15pt" style:text-underline-style="none" fo:font-weight="bold" officeooo:rsid="0001e922" fo:background-color="transparent" loext:char-shading-value="0" style:font-size-asian="15pt" style:font-weight-asian="bold" style:font-size-complex="15pt" style:font-weight-complex="bold"/>
    </style:style>
    <style:style style:name="T34" style:family="text">
      <style:text-properties style:use-window-font-color="true" fo:font-size="15pt" style:text-underline-style="none" fo:font-weight="bold" officeooo:rsid="000886e7" fo:background-color="transparent" loext:char-shading-value="0" style:font-size-asian="15pt" style:font-weight-asian="bold" style:font-size-complex="15pt" style:font-weight-complex="bold"/>
    </style:style>
    <style:style style:name="T35" style:family="text">
      <style:text-properties style:use-window-font-color="true" fo:font-size="15pt" style:text-underline-style="none" fo:font-weight="bold" officeooo:rsid="000d57fe" fo:background-color="transparent" loext:char-shading-value="0" style:font-size-asian="15pt" style:font-weight-asian="bold" style:font-size-complex="15pt" style:font-weight-complex="bold"/>
    </style:style>
    <style:style style:name="T36" style:family="text">
      <style:text-properties style:use-window-font-color="true" fo:font-size="15pt" style:text-underline-style="none" fo:font-weight="normal" officeooo:rsid="001c0824" fo:background-color="#ffffff" loext:char-shading-value="0" style:font-size-asian="15pt" style:font-weight-asian="normal" style:font-size-complex="15pt" style:font-weight-complex="normal"/>
    </style:style>
    <style:style style:name="T37" style:family="text">
      <style:text-properties style:use-window-font-color="true" officeooo:rsid="0015a57f"/>
    </style:style>
    <style:style style:name="T38" style:family="text">
      <style:text-properties style:use-window-font-color="true" officeooo:rsid="00056737" fo:background-color="transparent" loext:char-shading-value="0"/>
    </style:style>
    <style:style style:name="T39" style:family="text">
      <style:text-properties style:use-window-font-color="true" officeooo:rsid="000ec4a4" fo:background-color="transparent" loext:char-shading-value="0"/>
    </style:style>
    <style:style style:name="T40" style:family="text">
      <style:text-properties fo:font-weight="normal" officeooo:rsid="0022d0dd" style:font-weight-asian="normal" style:font-weight-complex="normal"/>
    </style:style>
    <style:style style:name="T41" style:family="text">
      <style:text-properties fo:font-weight="normal" officeooo:rsid="00061b9f" style:font-weight-asian="normal" style:font-weight-complex="normal"/>
    </style:style>
    <style:style style:name="T42" style:family="text">
      <style:text-properties fo:font-weight="normal" officeooo:rsid="0015a57f" style:font-weight-asian="normal" style:font-weight-complex="normal"/>
    </style:style>
    <style:style style:name="T43" style:family="text">
      <style:text-properties fo:font-weight="normal" officeooo:rsid="0018403b" style:font-weight-asian="normal" style:font-weight-complex="normal"/>
    </style:style>
    <style:style style:name="T44" style:family="text">
      <style:text-properties fo:font-weight="normal" officeooo:rsid="000369e3" style:font-weight-asian="normal" style:font-weight-complex="normal"/>
    </style:style>
    <style:style style:name="T45" style:family="text">
      <style:text-properties fo:font-weight="normal" officeooo:rsid="000d57fe" style:font-weight-asian="normal" style:font-weight-complex="normal"/>
    </style:style>
    <style:style style:name="T46" style:family="text">
      <style:text-properties fo:font-weight="normal" officeooo:rsid="001122d6" style:font-weight-asian="normal" style:font-weight-complex="normal"/>
    </style:style>
    <style:style style:name="T47" style:family="text">
      <style:text-properties fo:font-weight="normal" officeooo:rsid="00207948" style:font-weight-asian="normal" style:font-weight-complex="normal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01e922" style:font-weight-asian="bold" style:font-weight-complex="bold"/>
    </style:style>
    <style:style style:name="T50" style:family="text">
      <style:text-properties fo:font-weight="bold" officeooo:rsid="0002935a" style:font-weight-asian="bold" style:font-weight-complex="bold"/>
    </style:style>
    <style:style style:name="T51" style:family="text">
      <style:text-properties fo:font-weight="bold" officeooo:rsid="0015a57f" style:font-weight-asian="bold" style:font-weight-complex="bold"/>
    </style:style>
    <style:style style:name="T52" style:family="text">
      <style:text-properties fo:font-weight="bold" officeooo:rsid="000369e3" style:font-weight-asian="bold" style:font-weight-complex="bold"/>
    </style:style>
    <style:style style:name="T53" style:family="text">
      <style:text-properties fo:font-weight="bold" officeooo:rsid="0006929b" style:font-weight-asian="bold" style:font-weight-complex="bold"/>
    </style:style>
    <style:style style:name="T54" style:family="text">
      <style:text-properties fo:font-weight="bold" officeooo:rsid="000ec4a4" style:font-weight-asian="bold" style:font-weight-complex="bold"/>
    </style:style>
    <style:style style:name="T55" style:family="text">
      <style:text-properties fo:font-weight="bold" officeooo:rsid="001d25d7" style:font-weight-asian="bold" style:font-weight-complex="bold"/>
    </style:style>
    <style:style style:name="T56" style:family="text">
      <style:text-properties fo:font-weight="bold" fo:background-color="#ffffff" loext:char-shading-value="0" style:font-weight-asian="bold" style:font-weight-complex="bold"/>
    </style:style>
    <style:style style:name="T57" style:family="text">
      <style:text-properties fo:font-weight="bold" officeooo:rsid="0001e922" fo:background-color="#ffffff" loext:char-shading-value="0" style:font-weight-asian="bold" style:font-weight-complex="bold"/>
    </style:style>
    <style:style style:name="T58" style:family="text">
      <style:text-properties fo:font-weight="bold" officeooo:rsid="0002935a" fo:background-color="#ffffff" loext:char-shading-value="0" style:font-weight-asian="bold" style:font-weight-complex="bold"/>
    </style:style>
    <style:style style:name="T59" style:family="text">
      <style:text-properties officeooo:rsid="0018403b"/>
    </style:style>
    <style:style style:name="T60" style:family="text">
      <style:text-properties officeooo:rsid="0019b84b"/>
    </style:style>
    <style:style style:name="T61" style:family="text">
      <style:text-properties fo:color="#000000" style:font-name="Times New Roman1" fo:font-size="12pt" fo:font-weight="bold" officeooo:rsid="0018403b" style:font-size-asian="12pt" style:font-weight-asian="bold" style:font-size-complex="12pt" style:font-weight-complex="bold"/>
    </style:style>
    <style:style style:name="T62" style:family="text">
      <style:text-properties fo:color="#000000" style:font-name="Times New Roman1" fo:font-size="12pt" fo:font-weight="normal" officeooo:rsid="0018403b" style:font-size-asian="12pt" style:font-weight-asian="normal" style:font-size-complex="12pt" style:font-weight-complex="normal"/>
    </style:style>
    <style:style style:name="T63" style:family="text">
      <style:text-properties fo:color="#000000" style:font-name="Times New Roman1" fo:font-size="12pt" officeooo:rsid="001b6b63" style:font-size-asian="12pt" style:font-size-complex="12pt"/>
    </style:style>
    <style:style style:name="T64" style:family="text">
      <style:text-properties fo:color="#000000" style:font-name="Times New Roman1" fo:font-size="12pt" officeooo:rsid="0015a57f" style:font-size-asian="12pt" style:font-size-complex="12pt"/>
    </style:style>
    <style:style style:name="T65" style:family="text">
      <style:text-properties fo:color="#000000" style:font-name="Times New Roman1" fo:font-size="12pt" officeooo:rsid="0004d522" style:font-size-asian="12pt" style:font-size-complex="12pt"/>
    </style:style>
    <style:style style:name="T66" style:family="text">
      <style:text-properties fo:color="#000000" fo:font-weight="bold" officeooo:rsid="0018403b" style:font-weight-asian="bold" style:font-weight-complex="bold"/>
    </style:style>
    <style:style style:name="T67" style:family="text">
      <style:text-properties fo:color="#000000" fo:font-weight="bold" officeooo:rsid="000369e3" style:font-weight-asian="bold" style:font-weight-complex="bold"/>
    </style:style>
    <style:style style:name="T68" style:family="text">
      <style:text-properties fo:color="#000000" fo:font-weight="bold" officeooo:rsid="001b6b63" style:font-weight-asian="bold" style:font-weight-complex="bold"/>
    </style:style>
    <style:style style:name="T69" style:family="text">
      <style:text-properties fo:color="#000000" fo:font-weight="bold" officeooo:rsid="0015a57f" style:font-weight-asian="bold" style:font-weight-complex="bold"/>
    </style:style>
    <style:style style:name="T70" style:family="text">
      <style:text-properties fo:color="#000000" fo:font-weight="bold" officeooo:rsid="0004d522" style:font-weight-asian="bold" style:font-weight-complex="bold"/>
    </style:style>
    <style:style style:name="T71" style:family="text">
      <style:text-properties fo:color="#000000" fo:font-weight="bold" officeooo:rsid="000ec4a4" style:font-weight-asian="bold" style:font-weight-complex="bold"/>
    </style:style>
    <style:style style:name="T72" style:family="text">
      <style:text-properties fo:color="#000000" officeooo:rsid="0018403b"/>
    </style:style>
    <style:style style:name="T73" style:family="text">
      <style:text-properties fo:color="#000000" officeooo:rsid="000369e3"/>
    </style:style>
    <style:style style:name="T74" style:family="text">
      <style:text-properties fo:color="#000000" officeooo:rsid="000ec4a4"/>
    </style:style>
    <style:style style:name="T75" style:family="text">
      <style:text-properties officeooo:rsid="0015a57f"/>
    </style:style>
    <style:style style:name="T76" style:family="text">
      <style:text-properties fo:font-variant="normal" fo:text-transform="none" fo:color="#24292e" style:font-name="Times New Roman1" fo:font-size="12pt" fo:letter-spacing="normal" fo:font-style="normal" fo:font-weight="normal" officeooo:rsid="0014c3da" style:font-size-asian="12pt" style:font-weight-asian="normal" style:font-size-complex="12pt" style:font-weight-complex="normal"/>
    </style:style>
    <style:style style:name="T77" style:family="text">
      <style:text-properties fo:font-variant="normal" fo:text-transform="none" fo:color="#0366d6" style:text-line-through-style="none" style:text-line-through-type="none" style:font-name="Times New Roman1" fo:font-size="12pt" fo:letter-spacing="normal" fo:font-style="normal" style:text-underline-style="none" fo:font-weight="normal" officeooo:rsid="0014c3da" style:text-blinking="false" fo:background-color="transparent" loext:char-shading-value="0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fo:color="#222222" fo:letter-spacing="normal"/>
    </style:style>
    <style:style style:name="T79" style:family="text">
      <style:text-properties fo:font-variant="normal" fo:text-transform="none" fo:background-color="#ffffff" loext:char-shading-value="0"/>
    </style:style>
    <style:style style:name="T80" style:family="text">
      <style:text-properties fo:font-variant="normal" fo:text-transform="none" officeooo:rsid="001c0824" fo:background-color="#ffffff" loext:char-shading-value="0"/>
    </style:style>
    <style:style style:name="T81" style:family="text">
      <style:text-properties fo:font-variant="normal" fo:text-transform="none" officeooo:rsid="0002935a" fo:background-color="#ffffff" loext:char-shading-value="0"/>
    </style:style>
    <style:style style:name="T82" style:family="text">
      <style:text-properties officeooo:rsid="0001e922"/>
    </style:style>
    <style:style style:name="T83" style:family="text">
      <style:text-properties fo:font-style="italic" officeooo:rsid="0022d0dd" style:font-style-asian="italic" style:font-style-complex="italic"/>
    </style:style>
    <style:style style:name="T84" style:family="text">
      <style:text-properties officeooo:rsid="0002935a"/>
    </style:style>
    <style:style style:name="T85" style:family="text">
      <style:text-properties officeooo:rsid="00207948"/>
    </style:style>
    <style:style style:name="T86" style:family="text">
      <style:text-properties officeooo:rsid="000369e3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font-style="normal" officeooo:rsid="0022d0dd" style:font-style-asian="normal" style:font-style-complex="normal"/>
    </style:style>
    <style:style style:name="T89" style:family="text">
      <style:text-properties fo:font-style="normal" officeooo:rsid="001122d6" style:font-style-asian="normal" style:font-style-complex="normal"/>
    </style:style>
    <style:style style:name="T90" style:family="text">
      <style:text-properties fo:font-style="normal" officeooo:rsid="000369e3" style:font-style-asian="normal" style:font-style-complex="normal"/>
    </style:style>
    <style:style style:name="T91" style:family="text">
      <style:text-properties officeooo:rsid="0006929b"/>
    </style:style>
    <style:style style:name="T92" style:family="text">
      <style:text-properties fo:background-color="transparent" loext:char-shading-value="0"/>
    </style:style>
    <style:style style:name="T93" style:family="text">
      <style:text-properties officeooo:rsid="0016c6d4" fo:background-color="transparent" loext:char-shading-value="0"/>
    </style:style>
    <style:style style:name="T94" style:family="text">
      <style:text-properties officeooo:rsid="000ec4a4" fo:background-color="transparent" loext:char-shading-value="0"/>
    </style:style>
    <style:style style:name="T95" style:family="text">
      <style:text-properties officeooo:rsid="000ec4a4"/>
    </style:style>
    <style:style style:name="T96" style:family="text">
      <style:text-properties officeooo:rsid="001122d6"/>
    </style:style>
    <style:style style:name="T97" style:family="text">
      <style:text-properties fo:font-variant="small-caps" officeooo:rsid="001122d6"/>
    </style:style>
    <style:style style:name="T98" style:family="text">
      <style:text-properties officeooo:rsid="0012d084"/>
    </style:style>
    <style:style style:name="T99" style:family="text">
      <style:text-properties officeooo:rsid="00155260"/>
    </style:style>
    <style:style style:name="T100" style:family="text">
      <style:text-properties officeooo:rsid="0015f964"/>
    </style:style>
    <style:style style:name="T101" style:family="text">
      <style:text-properties fo:background-color="#ffffff" loext:char-shading-value="0"/>
    </style:style>
    <style:style style:name="T102" style:family="text">
      <style:text-properties officeooo:rsid="0002935a" fo:background-color="#ffffff" loext:char-shading-value="0"/>
    </style:style>
    <style:style style:name="T103" style:family="text">
      <style:text-properties officeooo:rsid="0001e922" fo:background-color="#ffffff" loext:char-shading-value="0"/>
    </style:style>
    <style:style style:name="T104" style:family="text">
      <style:text-properties officeooo:rsid="0015f964" fo:background-color="#ffffff" loext:char-shading-value="0"/>
    </style:style>
    <style:style style:name="T105" style:family="text">
      <style:text-properties officeooo:rsid="001c0824" fo:background-color="#ffffff" loext:char-shading-value="0"/>
    </style:style>
    <style:style style:name="T106" style:family="text">
      <style:text-properties fo:text-transform="lowercase" style:use-window-font-color="true" style:font-name="Times New Roman1" fo:font-size="12pt" fo:font-weight="normal" officeooo:rsid="0006929b" fo:background-color="transparent" loext:char-shading-value="0" style:font-size-asian="12pt" style:font-weight-asian="normal" style:font-size-complex="12pt" style:font-weight-complex="normal"/>
    </style:style>
    <style:style style:name="T107" style:family="text">
      <style:text-properties fo:text-transform="lowercase" style:use-window-font-color="true" style:font-name="Times New Roman1" fo:font-size="12pt" fo:font-weight="normal" officeooo:rsid="000ec4a4" fo:background-color="transparent" loext:char-shading-value="0" style:font-size-asian="12pt" style:font-weight-asian="normal" style:font-size-complex="12pt" style:font-weight-complex="normal"/>
    </style:style>
    <style:style style:name="T108" style:family="text">
      <style:text-properties fo:text-transform="lowercase" style:use-window-font-color="true" fo:font-size="12pt" style:text-underline-style="none" fo:font-weight="normal" officeooo:rsid="000ec4a4" fo:background-color="transparent" loext:char-shading-value="0" style:font-size-asian="12pt" style:font-weight-asian="normal" style:font-size-complex="12pt" style:font-weight-complex="normal"/>
    </style:style>
    <style:style style:name="T109" style:family="text">
      <style:text-properties fo:text-transform="lowercase" style:use-window-font-color="true" fo:font-size="15pt" style:text-underline-style="none" fo:font-weight="normal" officeooo:rsid="0015f964" fo:background-color="#ffffff" loext:char-shading-value="0" style:font-size-asian="15pt" style:font-weight-asian="normal" style:font-size-complex="15pt" style:font-weight-complex="normal"/>
    </style:style>
    <style:style style:name="T110" style:family="text">
      <style:text-properties fo:text-transform="lowercase" style:use-window-font-color="true" fo:font-size="15pt" style:text-underline-style="none" fo:font-weight="normal" officeooo:rsid="0002935a" fo:background-color="#ffffff" loext:char-shading-value="0" style:font-size-asian="15pt" style:font-weight-asian="normal" style:font-size-complex="15pt" style:font-weight-complex="normal"/>
    </style:style>
    <style:style style:name="T111" style:family="text">
      <style:text-properties fo:text-transform="lowercase" officeooo:rsid="0015f964" fo:background-color="#ffffff" loext:char-shading-value="0"/>
    </style:style>
    <style:style style:name="T112" style:family="text">
      <style:text-properties fo:text-transform="lowercase" officeooo:rsid="0002935a" fo:background-color="#ffffff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Projet Facéties (2019)</text:p>
      <text:p text:style-name="P75">Guide des styles</text:p>
      <text:p text:style-name="P19"/>
      <text:p text:style-name="P90">SOMMAIRE</text:p>
      <text:p text:style-name="P92"/>
      <text:p text:style-name="P76"><text:span text:style-name="T105">1</text:span><text:span text:style-name="T103">. </text:span><text:span text:style-name="T105">l</text:span><text:span text:style-name="T111">es styles </text:span><text:span text:style-name="T112">de </text:span><text:span text:style-name="T111">PARAGRAPHES</text:span></text:p>
      <text:p text:style-name="P55">1.<text:span text:style-name="T99">0. Le</text:span> frontispice</text:p>
      <text:p text:style-name="P93">1.1. Les titres</text:p>
      <text:p text:style-name="P104"><text:tab/>1.1.2. front_sub</text:p>
      <text:p text:style-name="P84"><text:tab/>1.1.3 front_docImprint</text:p>
      <text:p text:style-name="P85"><text:tab/>1.1.4. front_epigraph</text:p>
      <text:p text:style-name="P86"><text:tab/>1.1.<text:span text:style-name="T95">5</text:span>. titre1</text:p>
      <text:p text:style-name="P87"><text:span text:style-name="T82"><text:tab/>1.1.6. </text:span><text:span text:style-name="T29">titre2</text:span></text:p>
      <text:p text:style-name="P79"><text:span text:style-name="T31"><text:tab/>1.1.</text:span><text:span text:style-name="T32">7</text:span><text:span text:style-name="T31">. </text:span><text:span text:style-name="T29">titre</text:span><text:span text:style-name="T32">3</text:span></text:p>
      <text:p text:style-name="P83">1.2. Le corps du texte</text:p>
      <text:p text:style-name="P106">1.3. term</text:p>
      <text:p text:style-name="P31">1.4. speaker</text:p>
      <text:p text:style-name="P89">1.5. figure</text:p>
      <text:p text:style-name="P31">1.6. cul_de_lampe</text:p>
      <text:p text:style-name="P101"/>
      <text:p text:style-name="P102"><text:span text:style-name="T102">2</text:span><text:span text:style-name="T103">. </text:span><text:span text:style-name="T105">L</text:span><text:span text:style-name="T101">es styles </text:span><text:span text:style-name="T102">de caractères</text:span></text:p>
      <text:p text:style-name="P30"><text:span text:style-name="T102">2.</text:span><text:span text:style-name="T101">1. La numérotation des pages</text:span></text:p>
      <text:p text:style-name="P33"><text:tab/>2.1. pb</text:p>
      <text:p text:style-name="P32">2.2. Interventions éditoriales (coquilles)</text:p>
      <text:p text:style-name="P63"><text:span text:style-name="T30"><text:tab/>2.2.1. </text:span><text:span text:style-name="T37">typo_orig</text:span></text:p>
      <text:p text:style-name="P44"><text:tab/>2.2.2. typo_reg</text:p>
      <text:p text:style-name="P44"><text:tab/>2.2.3. <text:span text:style-name="T86">damage</text:span></text:p>
      <text:p text:style-name="P98">2.3.Particularité typographiques</text:p>
      <text:p text:style-name="P47"><text:tab/><text:span text:style-name="T86">2.3.1. style_uc</text:span></text:p>
      <text:p text:style-name="P42"><text:span text:style-name="T72"><text:tab/></text:span><text:span text:style-name="T73">2.</text:span><text:span text:style-name="T74">3</text:span><text:span text:style-name="T73">.2. </text:span><text:span text:style-name="T72">style_sc</text:span></text:p>
      <text:p text:style-name="P59"><text:span text:style-name="typo_5f_orig"><text:span text:style-name="T8"><text:tab/></text:span></text:span><text:span text:style-name="typo_5f_orig"><text:span text:style-name="T9">2.</text:span></text:span><text:span text:style-name="typo_5f_orig"><text:span text:style-name="T10">3</text:span></text:span><text:span text:style-name="typo_5f_orig"><text:span text:style-name="T9">.3. </text:span></text:span><text:span text:style-name="Police_20_par_20_défaut"><text:span text:style-name="T62">style_i</text:span></text:span></text:p>
      <text:p text:style-name="P70"><text:span text:style-name="T38">2.</text:span><text:span text:style-name="T39">4</text:span><text:span text:style-name="T38">. Autres particularités</text:span></text:p>
      <text:p text:style-name="P94"><text:tab/>2.4.1. foreign_ita, foreign_lat, foreign_frm</text:p>
      <text:p text:style-name="P78"><text:span text:style-name="T2"><text:tab/>2.</text:span><text:span text:style-name="T3">4</text:span><text:span text:style-name="T2">.2.</text:span><text:span text:style-name="T4"> </text:span><text:span text:style-name="T63">l</text:span><text:span text:style-name="T64">ettrine</text:span><text:span text:style-name="T63">2, lettrine3, lettrine4, </text:span><text:span text:style-name="T65">etc.</text:span></text:p>
      <text:p text:style-name="P59"><text:span text:style-name="lettrine9"><text:span text:style-name="T106"><text:tab/>2.</text:span></text:span><text:span text:style-name="lettrine9"><text:span text:style-name="T107">4</text:span></text:span><text:span text:style-name="lettrine9"><text:span text:style-name="T106">.3.</text:span></text:span><text:span text:style-name="lettrine9"><text:span text:style-name="T107"> pc</text:span></text:span></text:p>
      <text:p text:style-name="P77"><text:span text:style-name="lettrine9"><text:span text:style-name="T108"><text:tab/>2.4.4. orn_fleuron</text:span></text:span></text:p>
      <text:p text:style-name="P90"/>
      <text:p text:style-name="P90"/>
      <text:p text:style-name="P90"/>
      <text:p text:style-name="P103"><text:span text:style-name="T35">1</text:span><text:span text:style-name="T33">. </text:span><text:span text:style-name="T36">l</text:span><text:span text:style-name="T109">es styles </text:span><text:span text:style-name="T110">de </text:span><text:span text:style-name="T109">PARAGRAPHES</text:span></text:p>
      <text:p text:style-name="P17"/>
      <text:p text:style-name="P18">1.<text:span text:style-name="T99">0. Le</text:span> frontispice</text:p>
      <text:p text:style-name="P20"/>
      <text:p text:style-name="P26">- <text:span text:style-name="T100">pour assurer la hiérarchisation </text:span>des parties traités dans les transformations XSLT (T3)<text:span text:style-name="T100"> : </text:span>insérer la balise ouvrante &lt;front&gt; au début de la page de garde, et la balise fermante &lt;/front&gt; en fin de page <text:span text:style-name="T100">de garde. La balise &lt;/front&gt; doit toujours être suivie d’un « titre1 », même vide, pour assurer la hiérarchisation. </text:span></text:p>
      <text:p text:style-name="P26">- <text:span text:style-name="T100">N</text:span>e pas lui apposer <text:span text:style-name="T100">de</text:span> style (style paragraphe : Normal, style caractère : Standard)</text:p>
      <text:p text:style-name="P96"/>
      <text:p text:style-name="P65"><text:span text:style-name="T49">1.1. </text:span><text:span text:style-name="T55">Les titres</text:span></text:p>
      <text:list xml:id="list1151157296" text:style-name="L1">
        <text:list-header>
          <text:p text:style-name="P107"/>
        </text:list-header>
      </text:list>
      <text:p text:style-name="P11">- <text:span text:style-name="T11">faire attention au passages à la ligne à l’intérieur d’un titre et d’autres général à l’intérieur d’un même style (saut de ligne « </text:span><text:span text:style-name="T78">↲ »</text:span> <text:span text:style-name="T82">[maj + entrée])</text:span></text:p>
      <text:p text:style-name="P12">- <text:span text:style-name="T12">conserver la hiérarchie du document dans les styles paragraphes pour permettre la hiérachisation : Titre principal (front_main) <text:s/>&gt; Sous-titre (front_sub) &gt; balise « front » &gt; titre1&gt; titre2 &gt; titre3</text:span></text:p>
      <text:p text:style-name="P9"><text:span text:style-name="T92">- </text:span><text:span text:style-name="T93">mettre les majuscules, les petites majuscules ou les passages en italiques dans le style correspondants </text:span><text:span text:style-name="T94">(style de caractères)</text:span></text:p>
      <text:p text:style-name="P3">- <text:span text:style-name="T98">pour les titre1, titre2, titre3 : faire correspondre les alignements à l’original (centrer le titre s’il l’est dans le témoin, etc.)</text:span></text:p>
      <text:p text:style-name="P3"/>
      <text:p text:style-name="P9"><text:span text:style-name="T49"><text:tab/>1.1.1. </text:span><text:span text:style-name="T50">front_main</text:span></text:p>
      <text:p text:style-name="P4">- concerne le titre <text:span text:style-name="T84">principal</text:span> du recueil <text:span text:style-name="T84">(premier niveau)</text:span>, présent sur la page de garde</text:p>
      <text:p text:style-name="P13"/>
      <text:p text:style-name="P5"><text:span text:style-name="T49"><text:tab/>1.1.2. </text:span><text:span text:style-name="T50">front_sub</text:span></text:p>
      <text:p text:style-name="P4">- concerne le sous-titre du recueil <text:span text:style-name="T84">(premier niveau)</text:span>, sur la page de garde</text:p>
      <text:p text:style-name="P4"/>
      <text:p text:style-name="P14"><text:tab/>1.1.3 front_docImprint</text:p>
      <text:p text:style-name="P6">- concerne les informations relatives à l’impression, au lieu et à l’imprimeur de l’ouvrage <text:span text:style-name="T96">présentes dans</text:span> la préface ou <text:span text:style-name="T96">sur</text:span> la page de garde</text:p>
      <text:p text:style-name="P6"/>
      <text:p text:style-name="P15"><text:tab/>1.1.4. front_epigraph</text:p>
      <text:p text:style-name="P6">- concerne l’épigraphe dans la préface du <text:span text:style-name="T96">recueil</text:span></text:p>
      <text:p text:style-name="P88"/>
      <text:p text:style-name="P16"><text:tab/>1.1.5. titre1</text:p>
      <text:p text:style-name="P7">- concerne le premier titre écrit en dehors de la page de garde</text:p>
      <text:p text:style-name="P80"/>
      <text:list xml:id="list2665926572" text:style-name="L2">
        <text:list-header>
          <text:p text:style-name="P108"><text:soft-page-break/>1.1.<text:span text:style-name="T100">6</text:span>. titre<text:span text:style-name="T100">2</text:span></text:p>
        </text:list-header>
      </text:list>
      <text:p text:style-name="P8">- <text:span text:style-name="T13">concerne les différentes titres de nouvelles présents dans le recueil (deuxième niveau)</text:span></text:p>
      <text:p text:style-name="P88"/>
      <text:p text:style-name="P10"><text:span text:style-name="T49"><text:tab/>1.1.7. </text:span><text:span text:style-name="T27">titre</text:span><text:span text:style-name="T28">3</text:span></text:p>
      <text:p text:style-name="P82">- concerne les numéro de nouvelles parfois inscrits en dessous des titres de nouvelles</text:p>
      <text:p text:style-name="P81">- <text:span text:style-name="T96">peut aussi concerner les titres de nouvelles dans les nouvelles</text:span></text:p>
      <text:p text:style-name="P109"/>
      <text:p text:style-name="P9"><text:span text:style-name="T24">1.2. Le c</text:span><text:span text:style-name="T25">orps du texte</text:span></text:p>
      <text:p text:style-name="P110"/>
      <text:p text:style-name="P68"><text:span text:style-name="T15">→ Les vers sont à baliser avec « </text:span><text:span text:style-name="T22">l »</text:span></text:p>
      <text:p text:style-name="P34">→ Le texte sera alors à baliser en « <text:span text:style-name="T48">p »</text:span></text:p>
      <text:p text:style-name="P34"/>
      <text:p text:style-name="P34"/>
      <text:p text:style-name="P53"><text:span text:style-name="T87">1.3. </text:span><text:span text:style-name="T90">term</text:span></text:p>
      <text:p text:style-name="P99"/>
      <text:p text:style-name="P27">- <text:span text:style-name="T14">concerne le </text:span><text:span text:style-name="T83">header</text:span><text:span text:style-name="T88">, </text:span><text:span text:style-name="T89">i</text:span><text:span text:style-name="T14">nformations relatives au texte (auteur, titre, etc. )</text:span></text:p>
      <text:p text:style-name="P27">→<text:span text:style-name="T14"> voir la partie « Indexation » dans le document « faceties-guide_de_relecture »</text:span></text:p>
      <text:p text:style-name="P71"><text:span text:style-name="T44">- faire</text:span><text:span text:style-name="T40"> attention aux espaces insécables </text:span><text:span text:style-name="T45">avant les deux-points qui introduisent les entrées</text:span></text:p>
      <text:p text:style-name="P69"/>
      <text:p text:style-name="P69"/>
      <text:p text:style-name="P73"><text:span text:style-name="T14">1.</text:span>4. <text:span text:style-name="T86">speaker</text:span></text:p>
      <text:p text:style-name="P73"/>
      <text:p text:style-name="P69">- concerne l’un ou plusieurs locuteurs dans le texte qui prennent clairement la parole (souvent utilisé dans le théâtre)</text:p>
      <text:p text:style-name="P69">- ne s’applique, dans ce corpus, qu’au<text:span text:style-name="T95">x</text:span> texte<text:span text:style-name="T95">s</text:span> en vers</text:p>
      <text:p text:style-name="P69">- à ne pas confondre avec les dialogue et les prises de paroles directes dans les texte en prose</text:p>
      <text:p text:style-name="P69"/>
      <text:p text:style-name="P74">1.5. <text:span text:style-name="T86">figure</text:span></text:p>
      <text:p text:style-name="P74"/>
      <text:p text:style-name="P27">- <text:span text:style-name="T14">concerne toutes les images présentes dans le texte (pas de différenciation entre les marques d’imprimeur et les images d’illustration)</text:span></text:p>
      <text:p text:style-name="P27"/>
      <text:p text:style-name="P23">1.6. cul_de_lampe</text:p>
      <text:p text:style-name="P23"/>
      <text:p text:style-name="P29">- concerne les cul de lampe dans les textes en prose</text:p>
      <text:p text:style-name="P27"/>
      <text:p text:style-name="P91"><text:span text:style-name="T102">2</text:span><text:span text:style-name="T103">. </text:span><text:span text:style-name="T80">L</text:span><text:span text:style-name="T79">es styles </text:span><text:span text:style-name="T81">de caractères</text:span></text:p>
      <text:p text:style-name="P22"/>
      <text:p text:style-name="P29"><text:span text:style-name="T58">2.</text:span><text:span text:style-name="T56">1. La numérotation des pages</text:span></text:p>
      <text:p text:style-name="P21"/>
      <text:p text:style-name="P21"><text:tab/>2.1. pb</text:p>
      <text:p text:style-name="P60">-concerne les numéro de pages ou de folio</text:p>
      <text:p text:style-name="P60"><text:soft-page-break/>- à faire suivre par un saut de ligne si la numérotation se trouve dans le texte <text:span text:style-name="T96">et</text:span> par un saut de paragraphe s’il se trouve en fin de nouvelle</text:p>
      <text:p text:style-name="P28"/>
      <text:p text:style-name="P24">2.2. Interventions éditoriales (coquilles)</text:p>
      <text:p text:style-name="P48"/>
      <text:p text:style-name="P61">Nous ne corrigerons que les erreurs manifestes, les coquilles de l’imprimeur, et non l’orthographe, parfois changeante des mots.</text:p>
      <text:p text:style-name="P25"/>
      <text:p text:style-name="P62"><text:span text:style-name="T26"><text:tab/>2.2.1. </text:span><text:span text:style-name="T23">typo_orig</text:span></text:p>
      <text:p text:style-name="P35">- <text:span text:style-name="T59">concerne ce que nous jugeons être une erreur typographique, de l’imprimeur, dans le texte original</text:span></text:p>
      <text:p text:style-name="P37">(surtout des suppressions) </text:p>
      <text:p text:style-name="P35">- <text:span text:style-name="T59">peut concerne une ou plusieurs lettres</text:span></text:p>
      <text:p text:style-name="P35">- <text:span text:style-name="T59">peut s’utiliser seul</text:span></text:p>
      <text:p text:style-name="P35">- <text:span text:style-name="T59">ce qui est stylé en « typo_orig » ne figurera que dans la version fac-similaire et sera supprimer dans la version normalisée</text:span></text:p>
      <text:p text:style-name="P35"/>
      <text:p text:style-name="P48"><text:span text:style-name="T85">exemple : </text:span><text:span text:style-name="T47">Holllande → Hol</text:span><text:span text:style-name="T46">ll</text:span><text:span text:style-name="T47">ande (fac-similaire) / Hollande (normalisée)</text:span></text:p>
      <text:p text:style-name="P49"/>
      <text:p text:style-name="P36"><text:span text:style-name="T50"><text:tab/>2.2.2. </text:span><text:span text:style-name="T51">typo_reg</text:span></text:p>
      <text:p text:style-name="P39">- <text:span text:style-name="T59">concerne ce qui nous jugeons devoir rajouter pour corriger une erreur typographique dans le texte original (surtout des ajouts)</text:span></text:p>
      <text:p text:style-name="P39">- <text:span text:style-name="T59">peut concerner une ou plusieurs lettres</text:span></text:p>
      <text:p text:style-name="P39">- <text:span text:style-name="T59">peut s’utiliser seul</text:span></text:p>
      <text:p text:style-name="P39">- <text:span text:style-name="T59">ce qui est stylé en « typo_reg » ne figurera que dans la version normalisée et pas dans la fac-similaire</text:span></text:p>
      <text:p text:style-name="P39"/>
      <text:p text:style-name="P38"><text:span text:style-name="T48">exemple : </text:span>Holllande → <text:s/>Hollande (normalisée) / Holllande (fac-similaire)</text:p>
      <text:p text:style-name="P39"/>
      <text:p text:style-name="P43"><text:tab/><text:span text:style-name="T48">2.2.3. </text:span><text:span text:style-name="T52">damage</text:span></text:p>
      <text:p text:style-name="P48"><text:span text:style-name="T41">- </text:span><text:span text:style-name="T42">concerne les lettres </text:span><text:span text:style-name="T43">ou passages qui ont été altérés dans le manuscrite témoin sur lequel nous travaillons </text:span><text:span text:style-name="T46">et qui s</text:span><text:span text:style-name="T43">eront restitués</text:span></text:p>
      <text:p text:style-name="P48"><text:span text:style-name="T42">- </text:span><text:span text:style-name="T43">concerne une ou plusieurs lettres</text:span></text:p>
      <text:p text:style-name="P37">- sera présent dans les deux versions</text:p>
      <text:p text:style-name="P50"/>
      <text:p text:style-name="P51">2.3.Particularité typographiques</text:p>
      <text:p text:style-name="P35"/>
      <text:p text:style-name="P45"><text:tab/><text:span text:style-name="T52">2.</text:span><text:span text:style-name="T54">3</text:span><text:span text:style-name="T52">.</text:span><text:span text:style-name="T54">1</text:span><text:span text:style-name="T52">. </text:span><text:span text:style-name="T51">style_uc</text:span></text:p>
      <text:p text:style-name="P39">- concerne les lettres ou passages écrits <text:span text:style-name="T60">(surtout les titres)</text:span>, dans le manuscrit d’origine, en majuscules</text:p>
      <text:p text:style-name="P40">→<text:span text:style-name="T60"> à ba</text:span>liser en minuscule (retaper le passage si nécessaire) <text:span text:style-name="T60">notamment si le passage comporte d’autres particularités comme des abréviations ou des lettres ramistes</text:span> : c’est le style et sa transformation en <text:span text:style-name="T97">xslt</text:span> qui opéreront la mise en majuscule</text:p>
      <text:p text:style-name="P64"/>
      <text:p text:style-name="P40"><text:span text:style-name="T66"><text:tab/></text:span><text:span text:style-name="T67">2.</text:span><text:span text:style-name="T71">3</text:span><text:span text:style-name="T67">.2. </text:span><text:span text:style-name="T66">style_sc</text:span></text:p>
      <text:p text:style-name="P39">- concerne les lettres ou passages écrits <text:span text:style-name="T60">(surtout les titres)</text:span>, dans le manuscrit d’origine, en <text:span text:style-name="T60">petites </text:span>majuscules</text:p>
      <text:p text:style-name="P41">→<text:span text:style-name="T60"> à ba</text:span>liser en minuscule (retaper le passage si nécessaire) <text:span text:style-name="T60">notamment si le passage comporte d’autres particularités comme des abréviations ou des lettres ramistes</text:span> : c’est le style et sa transformation en <text:span text:style-name="T97">xslt</text:span> qui opéreront la mise en majuscule</text:p>
      <text:p text:style-name="P56"><text:span text:style-name="typo_5f_orig"><text:span text:style-name="T1"/></text:span></text:p>
      <text:p text:style-name="P56"><text:span text:style-name="typo_5f_orig"><text:span text:style-name="T1"/></text:span></text:p>
      <text:p text:style-name="P56"><text:span text:style-name="typo_5f_orig"><text:span text:style-name="T1"/></text:span></text:p>
      <text:p text:style-name="P57"><text:soft-page-break/><text:span text:style-name="typo_5f_orig"><text:span text:style-name="T5"><text:tab/></text:span></text:span><text:span text:style-name="typo_5f_orig"><text:span text:style-name="T6">2.</text:span></text:span><text:span text:style-name="typo_5f_orig"><text:span text:style-name="T7">3</text:span></text:span><text:span text:style-name="typo_5f_orig"><text:span text:style-name="T6">.3. </text:span></text:span><text:span text:style-name="Police_20_par_20_défaut"><text:span text:style-name="T61">style_i</text:span></text:span></text:p>
      <text:p text:style-name="P39">- concerne les lettres ou passages écrits <text:span text:style-name="T60">(surtout les adresses aux personnages)</text:span>, dans le manuscrit d’origine, en <text:span text:style-name="T60">italique</text:span></text:p>
      <text:p text:style-name="P46"><text:span text:style-name="T75">→ à baliser en minuscule (retaper le passage si nécessaire) notamment si le passage comporte d’autres particularités comme des abréviations ou des lettres ramistes : c’est le style et sa transformation en </text:span><text:span text:style-name="T97">xslt</text:span><text:span text:style-name="T75"> qui opéreront la mise en majuscule</text:span> </text:p>
      <text:p text:style-name="P45"/>
      <text:p text:style-name="P52">2.<text:span text:style-name="T95">4</text:span>. Autres particularités</text:p>
      <text:p text:style-name="P56"><text:span text:style-name="Police_20_par_20_défaut"><text:span text:style-name="T1"/></text:span></text:p>
      <text:p text:style-name="P35"/>
      <text:list xml:id="list1284043443" text:style-name="L3">
        <text:list-header>
          <text:p text:style-name="P105"><text:span text:style-name="T91">2.4.1. </text:span>foreign_ita, foreign_lat, foreign_frm</text:p>
        </text:list-header>
      </text:list>
      <text:p text:style-name="P2">- concerne un mot ou expression, segments qui appartiennent à une langue différente de celle du contexte du document à relire</text:p>
      <text:p text:style-name="P1"><text:span text:style-name="T76">→ utilisation de la norme ISO 639-2B : </text:span><text:a xlink:type="simple" xlink:href="https://www.loc.gov/standards/iso639-2/php/code_list.php" text:style-name="Internet_20_link" text:visited-style-name="Visited_20_Internet_20_Link"><text:span text:style-name="T77">https://www.loc.gov/standards/iso639-2/php/code_list.php</text:span></text:a></text:p>
      <text:list xml:id="list451394738" text:style-name="L4">
        <text:list-item>
          <text:p text:style-name="P111">italien : ita</text:p>
        </text:list-item>
        <text:list-item>
          <text:p text:style-name="P111">latin : lat</text:p>
        </text:list-item>
        <text:list-item>
          <text:p text:style-name="P111">moyen-français : frm</text:p>
        </text:list-item>
      </text:list>
      <text:p text:style-name="P35"/>
      <text:list xml:id="list964907455" text:style-name="L5">
        <text:list-header>
          <text:p text:style-name="P95"><text:span text:style-name="T53">2.</text:span><text:span text:style-name="T54">4</text:span><text:span text:style-name="T53">.2.</text:span><text:span text:style-name="T51"> </text:span><text:span text:style-name="T68">l</text:span><text:span text:style-name="T69">ettrine</text:span><text:span text:style-name="T68">2, lettrine3, lettrine4, </text:span><text:span text:style-name="T70">etc.</text:span></text:p>
        </text:list-header>
      </text:list>
      <text:p text:style-name="P66">- concerne les différentes tailles de lettrines en début de nouvelles</text:p>
      <text:p text:style-name="P66">- le numéro compris dans le balisage du caractère indique sur combien de ligne court la lettrine <text:span text:style-name="T85">(de deux lignes à neuf)</text:span></text:p>
      <text:p text:style-name="P54"/>
      <text:list xml:id="list3068793605" text:style-name="L6">
        <text:list-header>
          <text:p text:style-name="P100"><text:span text:style-name="lettrine9"><text:span text:style-name="T16">2.</text:span></text:span><text:span text:style-name="lettrine9"><text:span text:style-name="T17">4</text:span></text:span><text:span text:style-name="lettrine9"><text:span text:style-name="T16">.3.</text:span></text:span><text:span text:style-name="lettrine9"><text:span text:style-name="T17"> pc</text:span></text:span></text:p>
        </text:list-header>
      </text:list>
      <text:p text:style-name="P57"><text:span text:style-name="lettrine9"><text:span text:style-name="T18">- concerne la ponctuation ajoutée dans les dialogues qui figureront dans la version normalisée : </text:span></text:span><text:span text:style-name="lettrine9"><text:span text:style-name="T19">les </text:span></text:span><text:span text:style-name="lettrine9"><text:span text:style-name="T18">guillemets marquant les dialogues et les parenthèses marquant les incises</text:span></text:span></text:p>
      <text:p text:style-name="P57"><text:span text:style-name="lettrine9"><text:span text:style-name="T17"/></text:span></text:p>
      <text:p text:style-name="P58"><text:span text:style-name="lettrine9"><text:span text:style-name="T17"><text:tab/>2.4.4. orn_fleuron</text:span></text:span></text:p>
      <text:p text:style-name="P58"><text:span text:style-name="lettrine9"><text:span text:style-name="T18">-concerne les fleurons </text:span></text:span><text:span text:style-name="lettrine9"><text:span text:style-name="T20">présents dans le </text:span></text:span><text:span text:style-name="lettrine9"><text:span text:style-name="T21">document</text:span></text:span></text:p>
      <text:p text:style-name="P72"/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/>
    <style:font-face style:name="Arial1" svg:font-family="Arial" style:font-family-generic="swiss"/>
    <style:font-face style:name="Goudy Old Style" svg:font-family="'Goudy Old Style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center" style:justify-single-word="false" fo:background-color="transparent"/>
      <style:text-properties fo:color="#330099" style:font-name="Goudy Old Style" fo:font-family="'Goudy Old Style'" style:font-pitch="variable" fo:font-size="115%" fo:font-weight="bold" style:font-size-asian="130%" style:font-weight-asian="bold" style:font-size-complex="130%" style:font-weight-complex="normal"/>
    </style:style>
    <style:style style:name="_3c_Pagedetitre_5f_adbib_3e_" style:display-name="&lt;Pagedetitre_adbib&gt;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m" style:family="paragraph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" fo:font-family="'Arial Unicode MS'" style:font-family-generic="swiss" style:font-pitch="variable" fo:hyphenate="false" fo:hyphenation-remain-char-count="2" fo:hyphenation-push-char-count="2"/>
    </style:style>
    <style:style style:name="front_5f_main" style:display-name="front_main" style:family="paragraph" style:parent-style-name="Text_20_body">
      <loext:graphic-properties draw:fill="solid" draw:fill-color="#b4c7dc"/>
      <style:paragraph-properties fo:text-align="center" style:justify-single-word="false" fo:hyphenation-ladder-count="no-limit" fo:background-color="#b4c7dc" fo:padding="0cm" fo:border="none"/>
      <style:text-properties style:use-window-font-color="true" fo:font-size="32pt" fo:font-weight="bold" fo:background-color="transparent" style:font-size-asian="32pt" style:font-size-complex="32pt" fo:hyphenate="false" fo:hyphenation-remain-char-count="2" fo:hyphenation-push-char-count="2"/>
    </style:style>
    <style:style style:name="front_5f_sub" style:display-name="front_sub" style:family="paragraph" style:parent-style-name="front_5f_main">
      <loext:graphic-properties draw:fill="solid" draw:fill-color="#ffffa6"/>
      <style:paragraph-properties fo:hyphenation-ladder-count="no-limit" fo:background-color="#ffffa6" fo:padding="0cm" fo:border="none"/>
      <style:text-properties style:use-window-font-color="true" fo:font-style="italic" fo:background-color="transparent" style:font-style-asian="italic" style:font-style-complex="italic" fo:hyphenate="false" fo:hyphenation-remain-char-count="2" fo:hyphenation-push-char-count="2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size-complex="13pt" style:font-weight-complex="bold" fo:hyphenate="false" fo:hyphenation-remain-char-count="2" fo:hyphenation-push-char-count="2"/>
    </style:style>
    <style:style style:name="titre1" style:family="paragraph" style:parent-style-name="Heading_20_2" style:default-outline-level="" style:list-style-name="">
      <loext:graphic-properties draw:fill="solid" draw:fill-color="#e0c2cd"/>
      <style:paragraph-properties fo:text-align="center" style:justify-single-word="false" fo:background-color="#e0c2cd" fo:padding="0.049cm" fo:border="none"/>
      <style:text-properties fo:color="#ff0000" fo:font-weight="bold"/>
    </style:style>
    <style:style style:name="titre2" style:family="paragraph">
      <loext:graphic-properties draw:fill="solid" draw:fill-color="#ffd8ce"/>
      <style:paragraph-properties fo:text-align="center" style:justify-single-word="false" fo:background-color="#ffd8ce" fo:padding="0.101cm" fo:border="none"/>
      <style:text-properties fo:color="#ff0000" fo:font-weight="bold"/>
    </style:style>
    <style:style style:name="l" style:family="paragraph" style:parent-style-name="Normal">
      <style:paragraph-properties fo:margin-left="0.42cm" fo:margin-right="0cm" fo:margin-top="0cm" fo:margin-bottom="0cm" loext:contextual-spacing="false" fo:line-height="100%" fo:hyphenation-ladder-count="no-limit" fo:text-indent="-0.42cm" style:auto-text-indent="false" style:border-line-width-left="0.004cm 0.004cm 0.004cm" fo:padding-left="0.199cm" fo:padding-right="0.199cm" fo:padding-top="0.101cm" fo:padding-bottom="0.101cm" fo:border-left="0.31pt double #00a933" fo:border-right="none" fo:border-top="none" fo:border-bottom="none">
        <style:tab-stops/>
      </style:paragraph-properties>
      <style:text-properties style:font-name="Times New Roman1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p" style:family="paragraph">
      <style:paragraph-properties fo:hyphenation-ladder-count="no-limit" style:border-line-width-left="0.004cm 0.004cm 0.004cm" fo:padding-left="0.199cm" fo:padding-right="0.199cm" fo:padding-top="0.101cm" fo:padding-bottom="0.101cm" fo:border-left="0.31pt double #2a6099" fo:border-right="none" fo:border-top="none" fo:border-bottom="none"/>
      <style:text-properties style:font-name="Times New Roman1" fo:font-family="'Times New Roman'" style:font-family-generic="roman" style:font-pitch="variable" fo:hyphenate="false" fo:hyphenation-remain-char-count="2" fo:hyphenation-push-char-count="2"/>
    </style:style>
    <style:style style:name="speaker" style:family="paragraph">
      <style:paragraph-properties fo:margin-left="0.42cm" fo:margin-right="0cm" fo:margin-top="0cm" fo:margin-bottom="0cm" loext:contextual-spacing="false" fo:line-height="100%" fo:hyphenation-ladder-count="no-limit" fo:text-indent="-0.42cm" style:auto-text-indent="false" style:border-line-width-left="0.026cm 0.026cm 0.002cm" fo:padding="0.049cm" fo:border-left="1.56pt double #ffff00" fo:border-right="none" fo:border-top="none" fo:border-bottom="none">
        <style:tab-stops/>
      </style:paragraph-properties>
      <style:text-properties style:font-name="Times New Roman1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figure" style:family="paragraph">
      <loext:graphic-properties draw:fill="solid" draw:fill-color="#e0c2cd"/>
      <style:paragraph-properties fo:margin-top="0cm" fo:margin-bottom="0cm" loext:contextual-spacing="false" fo:line-height="100%" fo:text-align="center" style:justify-single-word="false" fo:hyphenation-ladder-count="no-limit" fo:background-color="#e0c2cd" fo:padding="0.101cm" fo:border="none"/>
      <style:text-properties style:use-window-font-color="true" fo:font-weight="bold" fo:background-color="transparent" fo:hyphenate="false" fo:hyphenation-remain-char-count="2" fo:hyphenation-push-char-count="2"/>
    </style:style>
    <style:style style:name="titre3" style:family="paragraph" style:parent-style-name="Normal">
      <loext:graphic-properties draw:fill="solid" draw:fill-color="#fff5ce"/>
      <style:paragraph-properties fo:text-align="center" style:justify-single-word="false" fo:background-color="#fff5ce"/>
      <style:text-properties fo:color="#800080" fo:font-weight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tyle_5f_sc" style:display-name="style_sc" style:family="text">
      <style:text-properties fo:font-variant="small-caps" style:use-window-font-color="true" fo:font-weight="normal" fo:background-color="transparent"/>
    </style:style>
    <style:style style:name="typo_5f_reg" style:display-name="typo_reg" style:family="text">
      <style:text-properties fo:font-variant="normal" fo:text-transform="none" style:use-window-font-color="true" fo:font-weight="bold" fo:background-color="transparent"/>
    </style:style>
    <style:style style:name="typo_5f_orig" style:display-name="typo_orig" style:family="text">
      <style:text-properties fo:font-variant="normal" fo:text-transform="none" style:use-window-font-color="true" fo:font-weight="bold" fo:background-color="transparent"/>
    </style:style>
    <style:style style:name="Police_20_par_20_défaut" style:display-name="Police par défaut" style:family="text"/>
    <style:style style:name="style_5f_i" style:display-name="style_i" style:family="text">
      <style:text-properties style:use-window-font-color="true" fo:font-style="italic" style:text-underline-style="none" fo:font-weight="normal" fo:background-color="transparent" style:text-overline-style="none" style:text-ov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ettrine9" style:family="text" style:parent-style-name="Police_20_par_20_défaut">
      <style:text-properties style:use-window-font-color="true" fo:font-weight="bold" fo:background-color="#ffffff"/>
    </style:style>
    <style:style style:name="_3c_pb_3e_" style:display-name="&lt;pb&gt;" style:family="text" style:parent-style-name="Police_20_par_20_défaut">
      <style:text-properties style:font-name="Times New Roman1" fo:font-family="'Times New Roman'" style:font-family-generic="roman" style:font-pitch="variable" fo:font-weight="bold" style:font-weight-asian="bold" style:font-name-complex="Times New Roman1" style:font-family-complex="'Times New Roman'" style:font-family-generic-complex="roman" style:font-pitch-complex="variable"/>
    </style:style>
    <style:style style:name="style_5f_uc" style:display-name="style_uc" style:family="text">
      <style:text-properties fo:text-transform="uppercase" style:use-window-font-color="true" fo:font-weight="normal" fo:background-color="transparent"/>
    </style:style>
    <style:style style:name="_3c_damage_3e_" style:display-name="&lt;damage&gt;" style:family="text">
      <style:text-properties style:use-window-font-color="true" fo:font-weight="bold" fo:background-color="transparent"/>
    </style:style>
    <style:style style:name="lettrine2" style:family="text">
      <style:text-properties style:use-window-font-color="true" fo:font-style="normal" fo:font-weight="bold" fo:background-color="#ffffff"/>
    </style:style>
    <style:style style:name="lettrine3" style:family="text" style:parent-style-name="Police_20_par_20_défaut">
      <style:text-properties style:use-window-font-color="true" fo:font-weight="bold" fo:background-color="#ffffff"/>
    </style:style>
    <style:style style:name="ponct_5f_orig" style:display-name="ponct_orig" style:family="text">
      <style:text-properties fo:background-color="#ff33ff"/>
    </style:style>
    <style:style style:name="ponct_5f_reg" style:display-name="ponct_reg" style:family="text" style:parent-style-name="ponct_5f_orig">
      <style:text-properties fo:background-color="#ff0066"/>
    </style:style>
    <style:style style:name="lettrine4" style:family="text" style:parent-style-name="ponct_5f_reg">
      <style:text-properties style:use-window-font-color="true" fo:font-weight="bold" fo:background-color="#ffffff"/>
    </style:style>
    <style:style style:name="lettrine5" style:family="text">
      <style:text-properties style:use-window-font-color="true" fo:font-weight="bold" fo:background-color="#ffffff"/>
    </style:style>
    <style:style style:name="lettrine6" style:family="text" style:parent-style-name="style_5f_sc">
      <style:text-properties fo:font-variant="normal" fo:text-transform="none" style:use-window-font-color="true" fo:font-weight="bold" fo:background-color="#ffffff"/>
    </style:style>
    <style:style style:name="lettrine7" style:family="text" style:parent-style-name="lettrine5">
      <style:text-properties style:use-window-font-color="true" fo:background-color="#ffffff"/>
    </style:style>
    <style:style style:name="lettrine8" style:family="text" style:parent-style-name="lettrine2">
      <style:text-properties style:use-window-font-color="true" fo:font-weight="bold" fo:background-color="#ffffff"/>
    </style:style>
    <style:style style:name="foreign_5f_ita" style:display-name="foreign_ita" style:family="text">
      <style:text-properties fo:background-color="#ffffff"/>
    </style:style>
    <style:style style:name="foreign_5f_lat" style:display-name="foreign_lat" style:family="text"/>
    <style:style style:name="foreign_5f_frm" style:display-name="foreign_frm" style:family="text"/>
    <style:style style:name="cul_5f_de_5f_lampe" style:display-name="cul_de_lamp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55:06.731000000</meta:creation-date>
    <dc:date>2019-07-08T17:05:05.445000000</dc:date>
    <meta:editing-duration>PT5H24M48S</meta:editing-duration>
    <meta:editing-cycles>24</meta:editing-cycles>
    <meta:generator>LibreOffice/6.2.4.2$Windows_X86_64 LibreOffice_project/2412653d852ce75f65fbfa83fb7e7b669a126d64</meta:generator>
    <meta:document-statistic meta:table-count="0" meta:image-count="0" meta:object-count="0" meta:page-count="5" meta:paragraph-count="121" meta:word-count="1086" meta:character-count="6770" meta:non-whitespace-character-count="5775"/>
  </office:meta>
</office:document-meta>
</file>